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99920007999" calcext:value-type="float">
            <text:p>0.0799920007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800560264095" calcext:value-type="float">
            <text:p>0.080056026409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802485651155" calcext:value-type="float">
            <text:p>0.080248565115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805710099705" calcext:value-type="float">
            <text:p>0.080571009970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810257076745" calcext:value-type="float">
            <text:p>0.081025707674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816159967354" calcext:value-type="float">
            <text:p>0.081615996735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823462624102" calcext:value-type="float">
            <text:p>0.082346262410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832220100246" calcext:value-type="float">
            <text:p>0.083222010024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842499588439" calcext:value-type="float">
            <text:p>0.084249958843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854381593476" calcext:value-type="float">
            <text:p>0.0854381593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67961375719" calcext:value-type="float">
            <text:p>0.086796137571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0883350711786" calcext:value-type="float">
            <text:p>0.0883350711786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900680031437" calcext:value-type="float">
            <text:p>0.0900680031437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920101005008" calcext:value-type="float">
            <text:p>0.0920101005008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0941789675386" calcext:value-type="float">
            <text:p>0.094178967538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965950253562" calcext:value-type="float">
            <text:p>0.096595025356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0992819729155" calcext:value-type="float">
            <text:p>0.0992819729155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10226734894" calcext:value-type="float">
            <text:p>0.10226734894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105583219532" calcext:value-type="float">
            <text:p>0.105583219532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109267023693" calcext:value-type="float">
            <text:p>0.1092670236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13362618676" calcext:value-type="float">
            <text:p>0.113362618676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117921580262" calcext:value-type="float">
            <text:p>0.117921580262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123004830892" calcext:value-type="float">
            <text:p>0.123004830892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128684693162" calcext:value-type="float">
            <text:p>0.128684693162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135047500257" calcext:value-type="float">
            <text:p>0.13504750025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142196942766" calcext:value-type="float">
            <text:p>0.142196942766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50258399369" calcext:value-type="float">
            <text:p>0.150258399369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159384596945" calcext:value-type="float">
            <text:p>0.159384596945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169763088819" calcext:value-type="float">
            <text:p>0.169763088819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181626252404" calcext:value-type="float">
            <text:p>0.1816262524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95264827923" calcext:value-type="float">
            <text:p>0.195264827923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211046512119" calcext:value-type="float">
            <text:p>0.211046512119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229441891776" calcext:value-type="float">
            <text:p>0.229441891776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251061235844" calcext:value-type="float">
            <text:p>0.251061235844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276707687659" calcext:value-type="float">
            <text:p>0.276707687659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307455803228" calcext:value-type="float">
            <text:p>0.307455803228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344770283008" calcext:value-type="float">
            <text:p>0.344770283008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390690318538" calcext:value-type="float">
            <text:p>0.390690318538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448124643181" calcext:value-type="float">
            <text:p>0.448124643181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521340554248" calcext:value-type="float">
            <text:p>0.5213405542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16808018504" calcext:value-type="float">
            <text:p>0.616808018504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744728069993" calcext:value-type="float">
            <text:p>0.744728069993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921963191542" calcext:value-type="float">
            <text:p>0.92196319154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1.17806166446" calcext:value-type="float">
            <text:p>1.1780616644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.56877017831" calcext:value-type="float">
            <text:p>1.56877017831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.20994475138" calcext:value-type="float">
            <text:p>2.20994475138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37653041241" calcext:value-type="float">
            <text:p>3.37653041241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5.86125243242" calcext:value-type="float">
            <text:p>5.86125243242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2.8070489998" calcext:value-type="float">
            <text:p>12.8070489998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47.9570305007" calcext:value-type="float">
            <text:p>47.95703050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46.1851099206" calcext:value-type="float">
            <text:p>46.1851099206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1.8368409839" calcext:value-type="float">
            <text:p>11.8368409839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5.20258880819" calcext:value-type="float">
            <text:p>5.20258880819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.87884109373" calcext:value-type="float">
            <text:p>2.87884109373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.80995475113" calcext:value-type="float">
            <text:p>1.80995475113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.23419916519" calcext:value-type="float">
            <text:p>1.23419916519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890272174009" calcext:value-type="float">
            <text:p>0.890272174009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669235639207" calcext:value-type="float">
            <text:p>0.669235639207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51921834793" calcext:value-type="float">
            <text:p>0.519218347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13009808983" calcext:value-type="float">
            <text:p>0.413009808983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335240629019" calcext:value-type="float">
            <text:p>0.335240629019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276707687659" calcext:value-type="float">
            <text:p>0.276707687659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231633115382" calcext:value-type="float">
            <text:p>0.231633115382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196244585121" calcext:value-type="float">
            <text:p>0.196244585121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167996640067" calcext:value-type="float">
            <text:p>0.167996640067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145122673647" calcext:value-type="float">
            <text:p>0.145122673647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126366463756" calcext:value-type="float">
            <text:p>0.126366463756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110815578277" calcext:value-type="float">
            <text:p>0.110815578277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0977948053746" calcext:value-type="float">
            <text:p>0.09779480537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867961375719" calcext:value-type="float">
            <text:p>0.0867961375719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0774316719697" calcext:value-type="float">
            <text:p>0.0774316719697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0694012518043" calcext:value-type="float">
            <text:p>0.0694012518043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0624698114636" calcext:value-type="float">
            <text:p>0.0624698114636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0564512423281" calcext:value-type="float">
            <text:p>0.0564512423281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0511967234097" calcext:value-type="float">
            <text:p>0.0511967234097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0465861614317" calcext:value-type="float">
            <text:p>0.0465861614317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.0425218302824" calcext:value-type="float">
            <text:p>0.0425218302824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038923588403" calcext:value-type="float">
            <text:p>0.038923588403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0357252431567" calcext:value-type="float">
            <text:p>0.03572524315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287175905" calcext:value-type="float">
            <text:p>0.03287175905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0303170937597" calcext:value-type="float">
            <text:p>0.0303170937597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0.0280225061076" calcext:value-type="float">
            <text:p>0.0280225061076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0.0259552222582" calcext:value-type="float">
            <text:p>0.0259552222582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0.024087376283" calcext:value-type="float">
            <text:p>0.024087376283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0223951626449" calcext:value-type="float">
            <text:p>0.0223951626449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0208581536671" calcext:value-type="float">
            <text:p>0.0208581536671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0.0194587464068" calcext:value-type="float">
            <text:p>0.0194587464068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0.0181817117362" calcext:value-type="float">
            <text:p>0.0181817117362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0.0170138246853" calcext:value-type="float">
            <text:p>0.01701382468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59435597983" calcext:value-type="float">
            <text:p>0.0159435597983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0.0149608388076" calcext:value-type="float">
            <text:p>0.0149608388076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0.0140568206491" calcext:value-type="float">
            <text:p>0.0140568206491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0.0132237259244" calcext:value-type="float">
            <text:p>0.0132237259244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0.0124546895281" calcext:value-type="float">
            <text:p>0.0124546895281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011743636417" calcext:value-type="float">
            <text:p>0.011743636417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0110851764786" calcext:value-type="float">
            <text:p>0.0110851764786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0.0104745152321" calcext:value-type="float">
            <text:p>0.0104745152321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00990737770913" calcext:value-type="float">
            <text:p>0.00990737770913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0.00937994334739" calcext:value-type="float">
            <text:p>0.009379943347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888879012455" calcext:value-type="float">
            <text:p>0.00888879012455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0.00843084647081" calcext:value-type="float">
            <text:p>0.00843084647081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0.00800334975402" calcext:value-type="float">
            <text:p>0.00800334975402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0.00760381033627" calcext:value-type="float">
            <text:p>0.00760381033627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0.00722998036872" calcext:value-type="float">
            <text:p>0.00722998036872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0.00687982662837" calcext:value-type="float">
            <text:p>0.00687982662837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0.00655150681315" calcext:value-type="float">
            <text:p>0.00655150681315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0.00624334880443" calcext:value-type="float">
            <text:p>0.00624334880443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0.00595383248256" calcext:value-type="float">
            <text:p>0.00595383248256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0.00568157374502" calcext:value-type="float">
            <text:p>0.005681573745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542531042948" calcext:value-type="float">
            <text:p>0.00542531042948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0.00518388988854" calcext:value-type="float">
            <text:p>0.00518388988854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0.00495625799983" calcext:value-type="float">
            <text:p>0.00495625799983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0.00474144942657" calcext:value-type="float">
            <text:p>0.00474144942657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0.00453857896965" calcext:value-type="float">
            <text:p>0.00453857896965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0.00434683387488" calcext:value-type="float">
            <text:p>0.00434683387488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0.00416546697746" calcext:value-type="float">
            <text:p>0.00416546697746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0.0039937905822" calcext:value-type="float">
            <text:p>0.0039937905822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0.00383117099105" calcext:value-type="float">
            <text:p>0.00383117099105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0.00367702360177" calcext:value-type="float">
            <text:p>0.003677023601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353080851101" calcext:value-type="float">
            <text:p>0.00353080851101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0.00339202656396" calcext:value-type="float">
            <text:p>0.00339202656396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0.00326021579981" calcext:value-type="float">
            <text:p>0.00326021579981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0.00313494824884" calcext:value-type="float">
            <text:p>0.00313494824884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0.00301582704222" calcext:value-type="float">
            <text:p>0.00301582704222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0.00290248380051" calcext:value-type="float">
            <text:p>0.00290248380051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0.00279457627072" calcext:value-type="float">
            <text:p>0.00279457627072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0.00269178618565" calcext:value-type="float">
            <text:p>0.00269178618565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0.00259381732204" calcext:value-type="float">
            <text:p>0.00259381732204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0.002500393737" calcext:value-type="float">
            <text:p>0.0025003937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241125816437" calcext:value-type="float">
            <text:p>0.00241125816437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0.00232617055484" calcext:value-type="float">
            <text:p>0.00232617055484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0.00224490674547" calcext:value-type="float">
            <text:p>0.00224490674547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0.00216725724571" calcext:value-type="float">
            <text:p>0.00216725724571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0.00209302612861" calcext:value-type="float">
            <text:p>0.00209302612861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0.00202203001704" calcext:value-type="float">
            <text:p>0.00202203001704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0.0019540971557" calcext:value-type="float">
            <text:p>0.0019540971557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0.00188906656106" calcext:value-type="float">
            <text:p>0.00188906656106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0.00182678724159" calcext:value-type="float">
            <text:p>0.00182678724159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0.00176711748213" calcext:value-type="float">
            <text:p>0.001767117482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170992418624" calcext:value-type="float">
            <text:p>0.00170992418624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0.00165508227139" calcext:value-type="float">
            <text:p>0.00165508227139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0.00160247411234" calcext:value-type="float">
            <text:p>0.00160247411234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0.00155198902821" calcext:value-type="float">
            <text:p>0.00155198902821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0.00150352280957" calcext:value-type="float">
            <text:p>0.00150352280957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0.00145697728208" calcext:value-type="float">
            <text:p>0.00145697728208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0.00141225990335" calcext:value-type="float">
            <text:p>0.00141225990335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0.00136928339041" calcext:value-type="float">
            <text:p>0.00136928339041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0.00132796537503" calcext:value-type="float">
            <text:p>0.00132796537503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00128822808468" calcext:value-type="float">
            <text:p>0.001288228084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124999804688" calcext:value-type="float">
            <text:p>0.00124999804688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0.00121320581518" calcext:value-type="float">
            <text:p>0.00121320581518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0.00117778571485" calcext:value-type="float">
            <text:p>0.00117778571485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0.00114367560679" calcext:value-type="float">
            <text:p>0.00114367560679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0.00111081666817" calcext:value-type="float">
            <text:p>0.00111081666817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0.00107915318849" calcext:value-type="float">
            <text:p>0.0010791531884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0.00104863237984" calcext:value-type="float">
            <text:p>0.00104863237984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0.00101920420022" calcext:value-type="float">
            <text:p>0.00101920420022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0.000990821189054" calcext:value-type="float">
            <text:p>0.000990821189054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0.000963438313721" calcext:value-type="float">
            <text:p>0.0009634383137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937012826534" calcext:value-type="float">
            <text:p>0.000937012826534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0.000911504131194" calcext:value-type="float">
            <text:p>0.000911504131194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0.000886873658095" calcext:value-type="float">
            <text:p>0.000886873658095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0.000863084747814" calcext:value-type="float">
            <text:p>0.000863084747814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0.000840102542177" calcext:value-type="float">
            <text:p>0.000840102542177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0.000817893882358" calcext:value-type="float">
            <text:p>0.000817893882358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0.000796427213503" calcext:value-type="float">
            <text:p>0.000796427213503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0.00077567249541" calcext:value-type="float">
            <text:p>0.00077567249541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0.00075560111884" calcext:value-type="float">
            <text:p>0.00075560111884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0.000736185827061" calcext:value-type="float">
            <text:p>0.0007361858270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717400642253" calcext:value-type="float">
            <text:p>0.000717400642253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0.000699220796455" calcext:value-type="float">
            <text:p>0.000699220796455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0.000681622666722" calcext:value-type="float">
            <text:p>0.000681622666722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0.000664583714212" calcext:value-type="float">
            <text:p>0.000664583714212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0.000648082426949" calcext:value-type="float">
            <text:p>0.000648082426949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0.000632098265996" calcext:value-type="float">
            <text:p>0.000632098265996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0.000616611614821" calcext:value-type="float">
            <text:p>0.000616611614821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0.000601603731645" calcext:value-type="float">
            <text:p>0.000601603731645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0.000587056704574" calcext:value-type="float">
            <text:p>0.000587056704574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0.000572953409333" calcext:value-type="float">
            <text:p>0.0005729534093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559277469437" calcext:value-type="float">
            <text:p>0.000559277469437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0.000546013218635" calcext:value-type="float">
            <text:p>0.000546013218635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0.00053314566549" calcext:value-type="float">
            <text:p>0.00053314566549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0.000520660459959" calcext:value-type="float">
            <text:p>0.000520660459959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0.000508543861838" calcext:value-type="float">
            <text:p>0.000508543861838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0.000496782710968" calcext:value-type="float">
            <text:p>0.000496782710968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0.000485364399083" calcext:value-type="float">
            <text:p>0.000485364399083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0.000474276843206" calcext:value-type="float">
            <text:p>0.000474276843206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0.000463508460491" calcext:value-type="float">
            <text:p>0.000463508460491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0.000453048144431" calcext:value-type="float">
            <text:p>0.0004530481444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442885242344" calcext:value-type="float">
            <text:p>0.000442885242344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0.000433009534058" calcext:value-type="float">
            <text:p>0.000433009534058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0.000423411211733" calcext:value-type="float">
            <text:p>0.000423411211733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0.000414080860747" calcext:value-type="float">
            <text:p>0.000414080860747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0.000405009441576" calcext:value-type="float">
            <text:p>0.000405009441576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0.000396188272629" calcext:value-type="float">
            <text:p>0.000396188272629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0.00038760901396" calcext:value-type="float">
            <text:p>0.00038760901396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0.000379263651822" calcext:value-type="float">
            <text:p>0.000379263651822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0.000371144484016" calcext:value-type="float">
            <text:p>0.000371144484016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0.000363244105969" calcext:value-type="float">
            <text:p>0.0003632441059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07:20:32.384264432</meta:creation-date>
    <dc:date>2017-04-01T07:22:13.848816708</dc:date>
    <meta:editing-duration>PT1M42S</meta:editing-duration>
    <meta:editing-cycles>1</meta:editing-cycles>
    <meta:document-statistic meta:table-count="1" meta:cell-count="400" meta:object-count="0"/>
    <meta:generator>LibreOffice/5.3.1.2$Linux_X86_64 LibreOffice_project/30m0$Build-2</meta:generator>
  </office:meta>
</office:document-meta>
</file>